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6646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/>
          <table:table-cell office:value-type="string" calcext:value-type="string">
            <text:p>esd ne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LED data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nodu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dc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S_A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us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clk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S_B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topboa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display_data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t pullup</text:p>
          </table:table-cell>
          <table:table-cell office:value-type="string" calcext:value-type="string">
            <text:p>display_cs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p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pa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_C</text:p>
          </table:table-cell>
          <table:table-cell office:value-type="string" calcext:value-type="string">
            <text:p>R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S_D</text:p>
          </table:table-cell>
          <table:table-cell office:value-type="string" calcext:value-type="string">
            <text:p>Rx_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S_E</text:p>
          </table:table-cell>
          <table:table-cell office:value-type="string" calcext:value-type="string">
            <text:p>R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F</text:p>
          </table:table-cell>
          <table:table-cell office:value-type="string" calcext:value-type="string">
            <text:p>RD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G</text:p>
          </table:table-cell>
          <table:table-cell office:value-type="string" calcext:value-type="string">
            <text:p>RD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H</text:p>
          </table:table-cell>
          <table:table-cell office:value-type="string" calcext:value-type="string">
            <text:p>TD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I</text:p>
          </table:table-cell>
          <table:table-cell office:value-type="string" calcext:value-type="string">
            <text:p>TD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h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CAN TX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CAN RX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i2c SCL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2c SDA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h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can_enable</text:p>
          </table:table-cell>
          <table:table-cell office:value-type="string" calcext:value-type="string">
            <text:p>base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table:number-columns-repeated="2"/>
          <table:table-cell office:value-type="string" calcext:value-type="string">
            <text:p>sp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sio</text:p>
          </table:table-cell>
          <table:table-cell office:value-type="string" calcext:value-type="string">
            <text:p>nodule 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duledetect 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reset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y_backlight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formula="of:=[.E2]*[.F2]" office:value-type="float" office:value="3.16" calcext:value-type="float">
            <text:p>3.16</text:p>
          </table:table-cell>
          <table:table-cell table:formula="of:=[.G2]*3500" office:value-type="float" office:value="11060" calcext:value-type="float">
            <text:p>1106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8" calcext:value-type="float">
            <text:p>8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88" calcext:value-type="float">
            <text:p>0.088</text:p>
          </table:table-cell>
          <table:table-cell table:formula="of:=[.G7]*3500" office:value-type="float" office:value="308" calcext:value-type="float">
            <text:p>308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1" calcext:value-type="float">
            <text:p>0.21</text:p>
          </table:table-cell>
          <table:table-cell table:formula="of:=[.G8]*3500" office:value-type="float" office:value="735" calcext:value-type="float">
            <text:p>735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2SR47MBC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13]*[.F13]" office:value-type="float" office:value="0.02" calcext:value-type="float">
            <text:p>0.02</text:p>
          </table:table-cell>
          <table:table-cell table:formula="of:=[.G13]*3500" office:value-type="float" office:value="70" calcext:value-type="float">
            <text:p>7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lcsc.com/product-detail/Power-Inductors_cjiang-Changjiang-Microelectronics-Tech-FTC252012SR47MBCA_C5832368.html" xlink:type="simple">https://www.lcsc.com/product-detail/Power-Inductors_cjiang-Changjiang-Microelectronics-Tech-FTC252012SR47MBCA_C5832368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n tcvr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.45" calcext:value-type="float">
            <text:p>0.45</text:p>
          </table:table-cell>
          <table:table-cell table:formula="of:=[.G14]*3500" office:value-type="float" office:value="1575" calcext:value-type="float">
            <text:p>157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54" calcext:value-type="float">
            <text:p>0.54</text:p>
          </table:table-cell>
          <table:table-cell table:formula="of:=[.G16]*3500" office:value-type="float" office:value="1890" calcext:value-type="float">
            <text:p>189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 8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formula="of:=[.E18]*[.F18]" office:value-type="float" office:value="0.18" calcext:value-type="float">
            <text:p>0.18</text:p>
          </table:table-cell>
          <table:table-cell table:formula="of:=[.G18]*3500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[.E19]*[.F19]" office:value-type="float" office:value="0.27" calcext:value-type="float">
            <text:p>0.27</text:p>
          </table:table-cell>
          <table:table-cell table:formula="of:=[.G19]*3500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hex inverter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[.E20]*[.F20]" office:value-type="float" office:value="0.14" calcext:value-type="float">
            <text:p>0.14</text:p>
          </table:table-cell>
          <table:table-cell table:formula="of:=[.G20]*3500"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E21]*[.F21]" office:value-type="float" office:value="0.02" calcext:value-type="float">
            <text:p>0.02</text:p>
          </table:table-cell>
          <table:table-cell table:formula="of:=[.G21]*350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[.E23]*[.F23]" office:value-type="float" office:value="0.5" calcext:value-type="float">
            <text:p>0.5</text:p>
          </table:table-cell>
          <table:table-cell table:formula="of:=[.G23]*3500"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25]*[.F25]" office:value-type="float" office:value="0.02" calcext:value-type="float">
            <text:p>0.02</text:p>
          </table:table-cell>
          <table:table-cell table:formula="of:=[.G25]*350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table:formula="of:=[.E26]*[.F26]" office:value-type="float" office:value="0.23" calcext:value-type="float">
            <text:p>0.23</text:p>
          </table:table-cell>
          <table:table-cell table:formula="of:=[.G26]*3500" office:value-type="float" office:value="805" calcext:value-type="float">
            <text:p>80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assive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E27]*[.F27]" office:value-type="float" office:value="0.25" calcext:value-type="float">
            <text:p>0.25</text:p>
          </table:table-cell>
          <table:table-cell table:formula="of:=[.G27]*3500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/>
          <table:table-cell office:value-type="string" calcext:value-type="string">
            <text:p>esd protection?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?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[.E29]*[.F29]" office:value-type="float" office:value="0.353" calcext:value-type="float">
            <text:p>0.353</text:p>
          </table:table-cell>
          <table:table-cell table:formula="of:=[.G29]*3500" office:value-type="float" office:value="1235.5" calcext:value-type="float">
            <text:p>1235.5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29])" office:value-type="float" office:value="12.643" calcext:value-type="float">
            <text:p>12.643</text:p>
          </table:table-cell>
          <table:table-cell table:formula="of:=SUM([.H2:.H29])" office:value-type="float" office:value="44250.5" calcext:value-type="float">
            <text:p>44250.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09T23:28:01.195743515</dc:date>
    <meta:editing-duration>PT12H37M45S</meta:editing-duration>
    <meta:editing-cycles>12</meta:editing-cycles>
    <meta:generator>LibreOffice/7.3.7.2$Linux_X86_64 LibreOffice_project/30$Build-2</meta:generator>
    <meta:document-statistic meta:table-count="2" meta:cell-count="875" meta:object-count="0"/>
  </office:meta>
</office:document-meta>
</file>